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2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>@@@</text:p>
      <text:p text:style-name="P10"/>
      <text:p text:style-name="P10"/>
      <text:p text:style-name="P10"/>
      <text:p text:style-name="P10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8218257711239754795" text:style-name="L1">
        <text:list-item>
          <text:p text:style-name="P43"><text:soft-page-break/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18</dc:date><text:p text:style-name="P53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18</dc:date><text:p text:style-name="P53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18</dc:date><text:p text:style-name="P53"><text:span text:style-name="T16">change</text:span></text:p></office:annotation>14 → <office:annotation office:name="__Annotation__19239_166530446"><dc:creator>iwabuchi ken</dc:creator><dc:date>2019-11-16T16:36:51.18</dc:date><text:p text:style-name="P53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<text:soft-page-break/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期間</text:p>
                </text:list-item>
                <text:list-item>
                  <text:p text:style-name="P43"><text:soft-page-break/>金額</text:p>
                </text:list-item>
                <text:list-item>
                  <text:p text:style-name="P43">送信先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1-12T10:31:29.08</dc:date>
    <dc:creator>iwabuchi ken</dc:creator>
    <meta:editing-duration>PT6H1M57S</meta:editing-duration>
    <meta:editing-cycles>43</meta:editing-cycles>
    <meta:generator>OpenOffice/4.1.3$Win32 OpenOffice.org_project/413m1$Build-9783</meta:generator>
    <meta:document-statistic meta:table-count="23" meta:image-count="0" meta:object-count="0" meta:page-count="16" meta:paragraph-count="397" meta:word-count="2269" meta:character-count="7789"/>
  </office:meta>
</office:document-meta>
</file>